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95cm" fo:min-width="2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2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5.75cm" fo:min-width="4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22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8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ff8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ff8000" draw:marker-start="Arrowheads_20_3" draw:marker-start-width="0.3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fill="solid" draw:fill-color="#ff8000" draw:textarea-horizontal-align="justify" draw:textarea-vertical-align="middle" draw:auto-grow-height="false" fo:min-height="0.551cm" fo:min-width="0cm" loext:decorative="false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cm" fo:min-width="0.375cm" loext:decorative="false"/>
    </style:style>
    <style:style style:name="gr13" style:family="graphic" style:parent-style-name="standard">
      <style:graphic-properties draw:fill="solid" draw:fill-color="#ff8000" draw:textarea-horizontal-align="justify" draw:textarea-vertical-align="middle" draw:auto-grow-height="false" fo:min-height="1.753cm" fo:min-width="0cm" loext:decorative="false"/>
    </style:style>
    <style:style style:name="gr1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23.5cm" svg:height="12.2cm" svg:x="1.5cm" svg:y="0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2cm" svg:x="12.7cm" svg:y="0.8cm">
          <text:p text:style-name="P1">Csr<text:line-break/>Regf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5cm" svg:height="1.5cm" svg:x="2cm" svg:y="9.3cm">
          <text:p text:style-name="P1">Haza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5cm" svg:height="1.5cm" svg:x="2cm" svg:y="11cm">
          <text:p text:style-name="P1">Busi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6cm" svg:x="2cm" svg:y="3.3cm">
          <text:p text:style-name="P1">Fetch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5cm" svg:height="6cm" svg:x="6.5cm" svg:y="3.3cm">
          <text:p text:style-name="P1">Dec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6cm" svg:x="11cm" svg:y="3.3cm">
          <text:p text:style-name="P1">Execut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6cm" svg:x="15.5cm" svg:y="3.3cm">
          <text:p text:style-name="P1">Memory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5cm" svg:height="6cm" svg:x="20cm" svg:y="3.3cm">
          <text:p text:style-name="P1">Writeback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1.5cm" svg:y="5.3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1.5cm" svg:y="6.8cm">
          <text:p text:style-name="P1">cm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2.5cm" svg:y="5.3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2.5cm" svg:height="2cm" svg:x="2cm" svg:y="1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cm" svg:height="1.2cm" svg:x="2.4cm" svg:y="13.3cm">
          <text:p text:style-name="P1">I-cach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5cm" svg:height="1.2cm" svg:x="15.5cm" svg:y="13.3cm">
          <text:p text:style-name="P1">D-cach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7.7cm" svg:y1="1.8cm" svg:x2="22.25cm" svg:y2="3.3cm" draw:start-shape="id1" draw:start-glue-point="1" draw:end-shape="id2" draw:end-glue-point="0" svg:d="M17700 1800h4550v1500" svg:viewBox="0 0 4551 1501">
          <text:p/>
        </draw:connector>
        <draw:connector draw:style-name="gr10" draw:text-style-name="P3" draw:layer="layout" svg:x1="12.7cm" svg:y1="1.8cm" svg:x2="8.75cm" svg:y2="3.3cm" draw:start-shape="id1" draw:start-glue-point="3" draw:end-shape="id3" draw:end-glue-point="0" svg:d="M12700 1800h-3950v1500" svg:viewBox="0 0 3951 1501">
          <text:p/>
        </draw:connector>
        <draw:custom-shape draw:style-name="gr11" draw:text-style-name="P4" draw:layer="layout" svg:width="0.5cm" svg:height="0.999cm" draw:transform="skewX (0.0347320521146872) translate (4.052cm 8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47320521146872) translate (4.053cm 8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47320521146872) translate (8.535cm 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47320521146872) translate (13cm 8.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47320521146872) translate (17.535cm 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47320521146872) translate (22.035cm 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47320521146872) translate (13cm 12.201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1cm" svg:height="0.5cm" svg:x="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10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1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19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2.499cm" draw:transform="skewX (0.0347320521146872) translate (18.535cm 9.0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0.5cm" svg:height="2.499cm" draw:transform="skewX (0.0347320521146872) translate (3cm 8.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rfc-language-tag-asian="zh-Hant" style:language-asian="zh" style:script-asian="Hant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17:15.853330655</meta:creation-date>
    <dc:date>2024-11-15T21:29:19.706124256</dc:date>
    <meta:editing-duration>PT28M13S</meta:editing-duration>
    <meta:editing-cycles>11</meta:editing-cycles>
    <meta:generator>LibreOffice/24.8.1.2$MacOSX_AARCH64 LibreOffice_project/87fa9aec1a63e70835390b81c40bb8993f1d4ff6</meta:generator>
    <meta:document-statistic meta:object-count="53"/>
  </office:meta>
</office:document-meta>
</file>